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5.609cm"/>
    </style:style>
    <style:style style:name="tblCoordinates.B" style:family="table-column">
      <style:table-column-properties style:column-width="11.404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8.017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296cm"/>
    </style:style>
    <style:style style:name="Таблица3.E" style:family="table-column">
      <style:table-column-properties style:column-width="1.905cm"/>
    </style:style>
    <style:style style:name="Таблица3.F" style:family="table-column">
      <style:table-column-properties style:column-width="2.104cm"/>
    </style:style>
    <style:style style:name="Таблица3.G" style:family="table-column">
      <style:table-column-properties style:column-width="1.81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6.844cm" fo:margin-left="8.371cm" table:align="left"/>
    </style:style>
    <style:style style:name="tblTotal.A" style:family="table-column">
      <style:table-column-properties style:column-width="4.71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6.403cm"/>
    </style:style>
    <style:style style:name="Таблица2.B" style:family="table-column">
      <style:table-column-properties style:column-width="2.487cm"/>
    </style:style>
    <style:style style:name="Таблица2.C" style:family="table-column">
      <style:table-column-properties style:column-width="8.123cm"/>
    </style:style>
    <style:style style:name="Таблица2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1b360"/>
    </style:style>
    <style:style style:name="P8" style:family="paragraph" style:parent-style-name="Standard">
      <style:text-properties officeooo:rsid="001930c2" officeooo:paragraph-rsid="0022ece4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0pt" officeooo:rsid="001930c2" officeooo:paragraph-rsid="0021b360" style:font-size-asian="10pt" style:font-size-complex="10pt"/>
    </style:style>
    <style:style style:name="P18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19" style:family="paragraph" style:parent-style-name="Standard">
      <style:text-properties officeooo:rsid="001b9250" officeooo:paragraph-rsid="00325076"/>
    </style:style>
    <style:style style:name="P20" style:family="paragraph" style:parent-style-name="Text_20_body">
      <style:paragraph-properties fo:text-align="start" style:justify-single-word="false" style:vertical-align="bottom"/>
      <style:text-properties fo:font-size="14pt" style:text-underline-style="none" officeooo:rsid="00147cc2" officeooo:paragraph-rsid="002a4043" style:font-size-asian="14pt" style:font-size-complex="14pt"/>
    </style:style>
    <style:style style:name="P2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23" style:family="paragraph" style:parent-style-name="Footer">
      <style:text-properties officeooo:rsid="001e46db" officeooo:paragraph-rsid="0036b426"/>
    </style:style>
    <style:style style:name="P24" style:family="paragraph" style:parent-style-name="Footer">
      <style:text-properties officeooo:rsid="001cc181" officeooo:paragraph-rsid="0036b426"/>
    </style:style>
    <style:style style:name="P25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29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0" style:family="paragraph" style:parent-style-name="Table_20_Heading">
      <style:paragraph-properties fo:text-align="center" style:justify-single-word="false"/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P31" style:family="paragraph" style:parent-style-name="Table_20_Heading">
      <style:paragraph-properties fo:text-align="end" style:justify-single-word="false"/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P32" style:family="paragraph" style:parent-style-name="Table_20_Heading"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34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35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36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1pt" fo:font-weight="bold" officeooo:rsid="001930c2" officeooo:paragraph-rsid="0038e714" style:font-size-asian="11pt" style:font-weight-asian="bold" style:font-size-complex="11pt" style:font-weight-complex="bold"/>
    </style:style>
    <style:style style:name="P38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39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style:font-name="Liberation Sans" fo:font-size="12pt" officeooo:rsid="000cb90e" style:font-size-asian="12pt" style:font-size-complex="12pt"/>
    </style:style>
    <style:style style:name="T7" style:family="text">
      <style:text-properties style:font-name="Liberation Sans" style:text-underline-style="none" officeooo:rsid="0018efd0"/>
    </style:style>
    <style:style style:name="T8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officeooo:rsid="002ffc5d"/>
    </style:style>
    <style:style style:name="T11" style:family="text">
      <style:text-properties officeooo:rsid="00325076"/>
    </style:style>
    <style:style style:name="T12" style:family="text">
      <style:text-properties officeooo:rsid="0006dc0f"/>
    </style:style>
    <style:style style:name="T13" style:family="text">
      <style:text-properties officeooo:rsid="001930c2"/>
    </style:style>
    <style:style style:name="T14" style:family="text">
      <style:text-properties style:text-underline-style="none"/>
    </style:style>
    <style:style style:name="T1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Доверенность" text:name="pg_proxy_dog"/>
        <text:user-field-decl office:value-type="string" office:string-value="(812) 327-3232" text:name="pg_city_phone"/>
        <text:user-field-decl office:value-type="string" office:string-value="(123)456-7890" text:name="pg_fax"/>
      </text:user-field-decls>
      <text:p text:style-name="P33">Факс: <text:span text:style-name="T15"><text:user-field-get text:name="pg_fax">(123)456-7890</text:user-field-get></text:span></text:p>
      <text:p text:style-name="P38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20"><text:user-field-get text:name="pg_firm">НАША ФИРМА</text:user-field-get></text:p>
          </table:table-cell>
          <table:table-cell office:value-type="string">
            <text:p text:style-name="P37"><text:span text:style-name="T14"><text:user-field-get text:name="pg_firm">НАША ФИРМА</text:user-field-get></text:span></text:p>
            <text:p text:style-name="P37">Тел./факс:<text:user-field-get text:name="pg_city_phone">(812) 327-3232</text:user-field-get></text:p>
            <text:p text:style-name="P37">Почтовый адрес: <text:user-field-get text:name="pg_post_address">Индекс, Адрес</text:user-field-get></text:p>
            <text:p text:style-name="P37">Офис и склад: г.Санкт-Петербург, пос. Мурино, ул. Ясная, д.11</text:p>
          </table:table-cell>
        </table:table-row>
      </table:table>
      <text:p text:style-name="P8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7"><text:user-field-get text:name="pg_bank">Длинное наименование банка</text:user-field-get></text:p>
            <text:p text:style-name="P17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21"><text:user-field-get text:name="pg_bik">444444444</text:user-field-get></text:p>
            <text:p text:style-name="P22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6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6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8">Сч. №</text:p>
          </table:table-cell>
          <table:table-cell table:style-name="tblHeader.D3" table:number-rows-spanned="2" office:value-type="string">
            <text:p text:style-name="P18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7"><text:user-field-get text:name="pg_firm_full_name">Полное название фирмы</text:user-field-get></text:p>
            <text:p text:style-name="P17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5"><text:span text:style-name="T4">Счет №</text:span> <text:span text:style-name="T4"><text:user-field-get text:name="pg_prefix">А</text:user-field-get></text:span> <text:span text:style-name="T7"><text:user-field-get text:name="pg_order">9999-9999</text:user-field-get></text:span> от <text:span text:style-name="T8"><text:user-field-get text:name="pg_order_date">11.11.2011</text:user-field-get></text:span></text:p>
          </table:table-cell>
          <table:table-cell table:style-name="tblBillNno.A1" office:value-type="string">
            <text:p text:style-name="P16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34">Плательщик: <text:s/></text:p>
          </table:table-cell>
          <table:table-cell office:value-type="string">
            <text:p text:style-name="P36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35">Отгрузка: <text:s/></text:p>
          </table:table-cell>
          <table:table-cell office:value-type="string">
            <text:p text:style-name="P4"><text:span text:style-name="T9"><text:user-field-get text:name="pg_carrier">Перевозчик</text:user-field-get></text:span><text:span text:style-name="T5">. </text:span>Оплата <text:span text:style-name="T10">доставки </text:span>при получении.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32">№</text:p>
            </table:table-cell>
            <table:table-cell table:style-name="Таблица3.A1" office:value-type="string">
              <text:p text:style-name="P32">Наименование товара</text:p>
            </table:table-cell>
            <table:table-cell table:style-name="Таблица3.A1" office:value-type="string">
              <text:p text:style-name="P30"><text:span text:style-name="T12">Е</text:span>д.<text:line-break/>изм.</text:p>
            </table:table-cell>
            <table:table-cell table:style-name="Таблица3.A1" office:value-type="string">
              <text:p text:style-name="P30">Кол-во</text:p>
            </table:table-cell>
            <table:table-cell table:style-name="Таблица3.A1" office:value-type="string">
              <text:p text:style-name="P31">Цена, руб.</text:p>
            </table:table-cell>
            <table:table-cell table:style-name="Таблица3.A1" office:value-type="string">
              <text:p text:style-name="P31">Сумма, руб.</text:p>
            </table:table-cell>
            <table:table-cell table:style-name="Таблица3.G1" office:value-type="string">
              <text:p text:style-name="P30">Срок</text:p>
            </table:table-cell>
          </table:table-row>
        </table:table-header-rows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8"/>
          </table:table-cell>
          <table:table-cell table:style-name="Таблица3.G2" office:value-type="string">
            <text:p text:style-name="P27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25">Итого</text:p>
          </table:table-cell>
          <table:table-cell table:style-name="tblTotal.A1" office:value-type="string">
            <text:p text:style-name="P26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4">В том числе НДС -<text:span text:style-name="T11">18%</text:span></text:p>
          </table:table-cell>
          <table:table-cell table:style-name="tblTotal.A1" office:value-type="string">
            <text:p text:style-name="P26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9"><text:user-field-get text:name="pg_sum_in_words">тысячи сотни рублей</text:user-field-get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9">За директора </text:p>
          </table:table-cell>
          <table:table-cell table:style-name="Таблица2.A1" office:value-type="string">
            <text:p text:style-name="P10">М. П.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user-field-get text:name="pg_proxy_dog">Доверенность</text:user-field-get></text:p>
          </table:table-cell>
        </table:table-row>
      </table:table>
      <text:p text:style-name="P39"/>
      <text:p text:style-name="P39"/>
      <text:p text:style-name="P39"/>
      <text:p text:style-name="P24"><text:span text:style-name="T3">Консультации по тел:</text:span> (812) 327-32-40, доб. <text:user-field-get text:name="pg_phone">200</text:user-field-get></text:p>
      <text:p text:style-name="P23"><text:span text:style-name="T3">E-mail: </text:span><text:s/><text:user-field-get text:name="pg_email">manager@kipspb.ru</text:user-field-get></text:p>
      <text:p text:style-name="P23"><text:span text:style-name="T3">Исполнитель: </text:span><text:s/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6-07-19T16:08:48.317149351</dc:date>
    <meta:editing-duration>PT3H19M24S</meta:editing-duration>
    <meta:editing-cycles>29</meta:editing-cycles>
    <meta:generator>LibreOffice/4.3.7.2$Linux_X86_64 LibreOffice_project/430$Build-2</meta:generator>
    <meta:document-statistic meta:table-count="7" meta:image-count="0" meta:object-count="0" meta:page-count="1" meta:paragraph-count="46" meta:word-count="122" meta:character-count="870" meta:non-whitespace-character-count="787"/>
  </office:meta>
</office:document-meta>
</file>